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ack" svg:font-family="Hack"/>
    <style:font-face style:name="Crimson Text" svg:font-family="'Crimson Text'" style:font-pitch="variable"/>
    <style:font-face style:name="Arial" svg:font-family="Arial" style:font-family-generic="roman" style:font-pitch="variable"/>
    <style:font-face style:name="Noto Serif" svg:font-family="'Noto Serif'" style:font-family-generic="roman" style:font-pitch="variable"/>
    <style:font-face style:name="Roboto" svg:font-family="Roboto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Begriffe" style:family="table" style:master-page-name="">
      <style:table-properties style:width="15.921cm" style:page-number="auto" fo:break-before="auto" fo:break-after="auto" table:align="margins" style:shadow="none" fo:keep-with-next="auto" style:may-break-between-rows="true" table:border-model="collapsing"/>
    </style:style>
    <style:style style:name="Begriffe.A" style:family="table-column">
      <style:table-column-properties style:column-width="2.598cm" style:rel-column-width="1473*"/>
    </style:style>
    <style:style style:name="Begriffe.B" style:family="table-column">
      <style:table-column-properties style:column-width="13.323cm" style:rel-column-width="7553*"/>
    </style:style>
    <style:style style:name="Begriffe.1" style:family="table-row">
      <style:table-row-properties style:min-row-height="0.801cm" fo:keep-together="auto"/>
    </style:style>
    <style:style style:name="Begriff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Begriffe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Begriff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Begriffe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dcc2f" officeooo:paragraph-rsid="000dcc2f"/>
    </style:style>
    <style:style style:name="P2" style:family="paragraph" style:parent-style-name="Heading_20_1">
      <style:text-properties style:font-name="Crimson Text"/>
    </style:style>
    <style:style style:name="P3" style:family="paragraph" style:parent-style-name="Standard" style:list-style-name="L11">
      <style:paragraph-properties fo:line-height="100%"/>
      <style:text-properties officeooo:rsid="001053c2" officeooo:paragraph-rsid="001053c2"/>
    </style:style>
    <style:style style:name="P4" style:family="paragraph" style:parent-style-name="Standard" style:list-style-name="L11">
      <style:paragraph-properties fo:line-height="100%"/>
      <style:text-properties officeooo:paragraph-rsid="001053c2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/>
    </style:style>
    <style:style style:name="P7" style:family="paragraph" style:parent-style-name="Standard">
      <style:paragraph-properties fo:margin-top="0.353cm" fo:margin-bottom="0cm" loext:contextual-spacing="false" fo:line-height="115%" fo:padding="0cm" fo:border="none"/>
      <style:text-properties style:font-name="Crimson Text" fo:font-size="14pt" style:font-name-asian="Roboto1" style:font-size-asian="14pt" style:font-name-complex="Roboto1" style:font-size-complex="14pt"/>
    </style:style>
    <style:style style:name="P8" style:family="paragraph" style:parent-style-name="Standard">
      <style:paragraph-properties fo:margin-top="0cm" fo:margin-bottom="0.106cm" loext:contextual-spacing="false" fo:padding="0cm" fo:border="none"/>
      <style:text-properties style:font-name="Crimson Text" fo:font-size="10.5pt" officeooo:paragraph-rsid="000dcc2f" style:font-size-asian="10.5pt" style:font-size-complex="10.5pt"/>
    </style:style>
    <style:style style:name="P9" style:family="paragraph" style:parent-style-name="Standard">
      <style:paragraph-properties fo:line-height="100%" fo:padding="0cm" fo:border="none"/>
      <style:text-properties style:font-name="Crimson Text" fo:font-size="12pt" officeooo:paragraph-rsid="000dcc2f" style:font-name-asian="Roboto1" style:font-size-asian="12pt" style:font-name-complex="Roboto1" style:font-size-complex="12pt"/>
    </style:style>
    <style:style style:name="P10" style:family="paragraph" style:parent-style-name="Standard" style:list-style-name="L4">
      <style:paragraph-properties fo:line-height="100%" fo:padding="0cm" fo:border="none"/>
      <style:text-properties style:font-name="Crimson Text" fo:font-size="12pt" officeooo:paragraph-rsid="000dcc2f" style:font-name-asian="Roboto1" style:font-size-asian="12pt" style:font-name-complex="Roboto1" style:font-size-complex="12pt"/>
    </style:style>
    <style:style style:name="P11" style:family="paragraph" style:parent-style-name="Standard" style:list-style-name="L5">
      <style:paragraph-properties fo:line-height="100%" fo:padding="0cm" fo:border="none"/>
      <style:text-properties style:font-name="Crimson Text" fo:font-size="12pt" style:font-name-asian="Roboto1" style:font-size-asian="12pt" style:font-name-complex="Roboto1" style:font-size-complex="12pt"/>
    </style:style>
    <style:style style:name="P12" style:family="paragraph" style:parent-style-name="Standard" style:list-style-name="L5">
      <style:paragraph-properties fo:line-height="100%" fo:padding="0cm" fo:border="none"/>
      <style:text-properties style:font-name="Crimson Text" fo:font-size="12pt" style:text-underline-style="none" style:font-name-asian="Roboto1" style:font-size-asian="12pt" style:font-name-complex="Roboto1" style:font-size-complex="12pt"/>
    </style:style>
    <style:style style:name="P13" style:family="paragraph" style:parent-style-name="Standard" style:list-style-name="L5">
      <style:paragraph-properties fo:line-height="100%" fo:padding="0cm" fo:border="none"/>
      <style:text-properties style:font-name="Crimson Text" fo:font-size="12pt" style:text-underline-style="none" officeooo:paragraph-rsid="000dcc2f" style:font-name-asian="Roboto1" style:font-size-asian="12pt" style:font-name-complex="Roboto1" style:font-size-complex="12pt"/>
    </style:style>
    <style:style style:name="P14" style:family="paragraph" style:parent-style-name="Standard">
      <style:paragraph-properties fo:margin-top="0cm" fo:margin-bottom="0.353cm" loext:contextual-spacing="false" fo:line-height="100%" fo:orphans="0" fo:widows="0" fo:padding="0cm" fo:border="none"/>
      <style:text-properties style:use-window-font-color="true" style:font-name="Crimson Text" fo:font-size="12pt" officeooo:paragraph-rsid="000dcc2f" style:font-name-asian="Roboto1" style:font-size-asian="12pt" style:font-name-complex="Roboto1" style:font-size-complex="12pt"/>
    </style:style>
    <style:style style:name="P15" style:family="paragraph" style:parent-style-name="Standard" style:list-style-name="L6">
      <style:paragraph-properties fo:margin-top="0cm" fo:margin-bottom="0.353cm" loext:contextual-spacing="false" fo:line-height="100%" fo:padding="0cm" fo:border="none"/>
      <style:text-properties style:font-name="Crimson Text" fo:font-size="12pt" officeooo:rsid="001053c2" officeooo:paragraph-rsid="001249df" style:font-name-asian="Roboto1" style:font-size-asian="12pt" style:font-name-complex="Roboto1" style:font-size-complex="12pt"/>
    </style:style>
    <style:style style:name="P16" style:family="paragraph" style:parent-style-name="Standard" style:list-style-name="L6">
      <style:paragraph-properties fo:margin-top="0cm" fo:margin-bottom="0.353cm" loext:contextual-spacing="false" fo:line-height="100%" fo:padding="0cm" fo:border="none"/>
      <style:text-properties style:font-name="Crimson Text" fo:font-size="12pt" officeooo:rsid="001053c2" officeooo:paragraph-rsid="00135291" style:font-name-asian="Roboto1" style:font-size-asian="12pt" style:font-name-complex="Roboto1" style:font-size-complex="12pt"/>
    </style:style>
    <style:style style:name="P17" style:family="paragraph" style:parent-style-name="Standard" style:list-style-name="L6">
      <style:paragraph-properties fo:margin-top="0cm" fo:margin-bottom="0.353cm" loext:contextual-spacing="false" fo:line-height="100%" fo:padding="0cm" fo:border="none"/>
      <style:text-properties style:font-name="Crimson Text" fo:font-size="12pt" officeooo:rsid="001249df" officeooo:paragraph-rsid="001249df" style:font-name-asian="Roboto1" style:font-size-asian="12pt" style:font-name-complex="Roboto1" style:font-size-complex="12pt"/>
    </style:style>
    <style:style style:name="P18" style:family="paragraph" style:parent-style-name="Standard" style:list-style-name="L6">
      <style:paragraph-properties fo:margin-top="0cm" fo:margin-bottom="0.353cm" loext:contextual-spacing="false" fo:line-height="100%" fo:padding="0cm" fo:border="none"/>
      <style:text-properties style:font-name="Crimson Text" fo:font-size="12pt" officeooo:paragraph-rsid="00135291" style:font-name-asian="Roboto1" style:font-size-asian="12pt" style:font-name-complex="Roboto1" style:font-size-complex="12pt"/>
    </style:style>
    <style:style style:name="P19" style:family="paragraph" style:parent-style-name="Text_20_body" style:list-style-name="L8">
      <style:paragraph-properties fo:line-height="100%"/>
      <style:text-properties officeooo:paragraph-rsid="001053c2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loext:contextual-spacing="false"/>
    </style:style>
    <style:style style:name="P22" style:family="paragraph" style:parent-style-name="Text_20_body" style:list-style-name="L10">
      <style:paragraph-properties fo:margin-top="0cm" fo:margin-bottom="0cm" loext:contextual-spacing="false"/>
      <style:text-properties officeooo:rsid="001053c2" officeooo:paragraph-rsid="001053c2"/>
    </style:style>
    <style:style style:name="P23" style:family="paragraph" style:parent-style-name="Heading_20_2">
      <style:text-properties officeooo:rsid="001053c2" officeooo:paragraph-rsid="001053c2"/>
    </style:style>
    <style:style style:name="P24" style:family="paragraph" style:parent-style-name="Heading_20_2">
      <style:paragraph-properties fo:line-height="100%"/>
    </style:style>
    <style:style style:name="P25" style:family="paragraph" style:parent-style-name="Title" style:master-page-name="Standard">
      <style:paragraph-properties style:page-number="1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Crimson Text" fo:font-size="12pt" fo:font-style="normal" fo:text-shadow="none" style:text-underline-style="none" fo:font-weight="normal" officeooo:rsid="000dcc2f" officeooo:paragraph-rsid="000dcc2f" style:font-name-asian="Roboto1" style:font-size-asian="12pt" style:font-style-asian="normal" style:font-weight-asian="normal" style:font-name-complex="Roboto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Crimson Text" fo:font-size="12pt" fo:font-style="normal" fo:text-shadow="none" style:text-underline-style="none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 style:text-overline-style="none" style:text-overline-color="font-color"/>
    </style:style>
    <style:style style:name="P28" style:family="paragraph" style:parent-style-name="Preformatted_20_Text">
      <style:paragraph-properties fo:margin-top="0cm" fo:margin-bottom="0cm" loext:contextual-spacing="false"/>
    </style:style>
    <style:style style:name="T1" style:family="text">
      <style:text-properties fo:color="#1155cc" style:font-name="Crimson Text" style:text-underline-style="solid" style:text-underline-width="auto" style:text-underline-color="font-color"/>
    </style:style>
    <style:style style:name="T2" style:family="text">
      <style:text-properties officeooo:rsid="000dcc2f"/>
    </style:style>
    <style:style style:name="T3" style:family="text">
      <style:text-properties style:font-name="Crimson Text"/>
    </style:style>
    <style:style style:name="T4" style:family="text">
      <style:text-properties style:font-name="Crimson Text" fo:font-size="12pt" style:text-underline-style="none"/>
    </style:style>
    <style:style style:name="T5" style:family="text">
      <style:text-properties officeooo:rsid="001053c2"/>
    </style:style>
    <style:style style:name="T6" style:family="text">
      <style:text-properties officeooo:rsid="001249df"/>
    </style:style>
    <style:style style:name="T7" style:family="text">
      <style:text-properties officeooo:rsid="00135291"/>
    </style:style>
    <style:style style:name="T8" style:family="text">
      <style:text-properties officeooo:rsid="001377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93huqxxwbrd2"/>Privatheit in elektronischen Räumen</text:p>
      <text:p text:style-name="P8"><text:span text:style-name="T2">Markus Reichl, Samuel Schober <text:s text:c="3"/>5AHITM <text:s text:c="3"/>2018-03-12</text:span></text:p>
      <text:p text:style-name="Heading_20_2">Wichtige Begriffe</text:p>
      <table:table table:name="Begriffe" table:style-name="Begriffe" table:template-name="Default Style">
        <table:table-column table:style-name="Begriffe.A"/>
        <table:table-column table:style-name="Begriffe.B"/>
        <table:table-row table:style-name="Begriffe.1">
          <table:table-cell table:style-name="Begriffe.A1" office:value-type="string">
            <text:p text:style-name="P26">Privat</text:p>
          </table:table-cell>
          <table:table-cell table:style-name="Begriffe.B1" office:value-type="string">
            <text:p text:style-name="P26">lat. „privatus“ = Nicht öffentlich</text:p>
          </table:table-cell>
        </table:table-row>
        <table:table-row>
          <table:table-cell table:style-name="Begriffe.A2" office:value-type="string">
            <text:p text:style-name="P26">Privatheit</text:p>
          </table:table-cell>
          <table:table-cell table:style-name="Begriffe.B2" office:value-type="string">
            <text:p text:style-name="P27">Ein privater Bereich, zur Entfaltung der eigenen Persönlichkeit. </text:p>
          </table:table-cell>
        </table:table-row>
      </table:table>
      <text:p text:style-name="P14"/>
      <text:p text:style-name="Standard"><text:span text:style-name="T2">Privatheit i</text:span>st ein Menschenrecht! <text:span text:style-name="T2">Jeder natürlichen Person steht ein privater Bereich zu, welcher nur von dieser selbst geteilt werden darf. Dieses Recht wird auch als „Recht auf informationelle Selbstbestimmung“ bezeichnet.</text:span></text:p>
      <text:p text:style-name="P9"><text:span text:style-name="T2">Privatheit kann in zwei Bereiche aufgeteilt werden:</text:span></text:p>
      <text:list xml:id="list3338581861" text:style-name="L4">
        <text:list-item>
          <text:p text:style-name="P10">Zugriffskontrolle personenbezogener Daten</text:p>
        </text:list-item>
        <text:list-item>
          <text:p text:style-name="P10">Verwertung personenbezogener Daten</text:p>
        </text:list-item>
      </text:list>
      <text:p text:style-name="Heading_20_2">Personenbezogene Daten</text:p>
      <text:list xml:id="list983086164" text:style-name="L8">
        <text:list-item>
          <text:p text:style-name="P19">Name</text:p>
        </text:list-item>
        <text:list-item>
          <text:p text:style-name="P19">Geburtsdatum </text:p>
        </text:list-item>
        <text:list-item>
          <text:p text:style-name="P19">Adresse </text:p>
        </text:list-item>
        <text:list-item>
          <text:p text:style-name="P19">Kontaktdaten </text:p>
        </text:list-item>
        <text:list-item>
          <text:p text:style-name="P19">Sensible Daten </text:p>
        </text:list-item>
      </text:list>
      <text:p text:style-name="Heading_20_2">Sensible Daten</text:p>
      <text:list xml:id="list1488107260" text:style-name="L5">
        <text:list-item>
          <text:p text:style-name="P13">Rassische und ethnische Herkunft</text:p>
        </text:list-item>
        <text:list-item>
          <text:p text:style-name="P13">Politische Meinung</text:p>
        </text:list-item>
        <text:list-item>
          <text:p text:style-name="P12">Gewerkschaftszugehörigkeit</text:p>
        </text:list-item>
        <text:list-item>
          <text:p text:style-name="P12">Religiöse oder philosophische Überzeugung</text:p>
        </text:list-item>
        <text:list-item>
          <text:p text:style-name="P11">Gesundheit oder ihr Sexualleben</text:p>
        </text:list-item>
      </text:list>
      <text:p text:style-name="P23"><text:soft-page-break/>Gefährdung der Privatheit</text:p>
      <text:list xml:id="list2904605447" text:style-name="L10">
        <text:list-item>
          <text:p text:style-name="P22">Bedrohung durch den Staat und private Firmen</text:p>
        </text:list-item>
        <text:list-item>
          <text:p text:style-name="P21">Schädliche Software, Hardware und Internetseiten </text:p>
        </text:list-item>
        <text:list-item>
          <text:p text:style-name="P20">Soziale Medien, Internetchats </text:p>
        </text:list-item>
      </text:list>
      <text:p text:style-name="P2">Schutz der Privatheit</text:p>
      <text:p text:style-name="P23">Schutz durch den Gesetzgeber</text:p>
      <text:list xml:id="list406664016" text:style-name="L6">
        <text:list-item>
          <text:p text:style-name="P18"><text:bookmark-start text:name="__DdeLink__176_3524140985"/><text:span text:style-name="T5">DSG Artikel 2 §9, 26-29 und Abschnitt 6</text:span></text:p>
        </text:list-item>
        <text:list-item>
          <text:p text:style-name="P16"><text:span text:style-name="T7">EU Datenschutz Grundverordnung</text:span></text:p>
          <text:list>
            <text:list-item>
              <text:p text:style-name="P17">Datenschutz durch Design-Entscheidungen bei der Entwicklung</text:p>
            </text:list-item>
            <text:list-item>
              <text:p text:style-name="P17">Pflicht zum Schutz personenbezogener Daten</text:p>
            </text:list-item>
            <text:list-item>
              <text:p text:style-name="P17">Information für Betroffene</text:p>
            </text:list-item>
            <text:list-item>
              <text:p text:style-name="P17">Hohe Strafen</text:p>
            </text:list-item>
            <text:list-item>
              <text:p text:style-name="P17">Öffnungsklauseln für nationale Gesetzgeber</text:p>
            </text:list-item>
            <text:list-item>
              <text:p text:style-name="P15"><text:span text:style-name="T6">Tritt am 25. Mai 2018 in Kraft</text:span><text:bookmark-end text:name="__DdeLink__176_3524140985"/></text:p>
            </text:list-item>
          </text:list>
        </text:list-item>
      </text:list>
      <text:p text:style-name="P24">Selbstschutz</text:p>
      <text:list xml:id="list1503914577" text:style-name="L11">
        <text:list-item>
          <text:p text:style-name="P3">Schutz durch Information</text:p>
        </text:list-item>
        <text:list-item>
          <text:p text:style-name="P3">Einfachere Dienste sind meist sicherer und leichter zu verwenden</text:p>
        </text:list-item>
        <text:list-item>
          <text:p text:style-name="P4"><text:span text:style-name="T5">Open Source Projekte sammeln in der Regel nur die notwendigsten Daten und sind zudem von den Nutzern einsehbar</text:span></text:p>
        </text:list-item>
      </text:list>
      <text:p text:style-name="P7">Quellen:</text:p>
      <text:p text:style-name="P28"><text:span text:style-name="T1">https://www.privacytools.io/</text:span></text:p>
      <text:p text:style-name="P6"><text:a xlink:type="simple" xlink:href="http://www.vs.inf.ethz.ch/publ/se/AuszugPrivatheit.pdf" text:style-name="Internet_20_link" text:visited-style-name="Visited_20_Internet_20_Link"><text:span text:style-name="T1">http://www.vs.inf.ethz.ch/publ/se/AuszugPrivatheit.pdf</text:span></text:a></text:p>
      <text:p text:style-name="P6"><text:a xlink:type="simple" xlink:href="https://www.ris.bka.gv.at/GeltendeFassung.wxe?Abfrage=bundesnormen&amp;Gesetzesnummer=10001597" text:style-name="Internet_20_link" text:visited-style-name="Visited_20_Internet_20_Link"><text:span text:style-name="T1">https://www.ris.bka.gv.at/GeltendeFassung.wxe?Abfrage=bundesnormen&amp;Gesetzesnummer=10001597</text:span></text:a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ack" svg:font-family="Hack"/>
    <style:font-face style:name="Crimson Text" svg:font-family="'Crimson Text'" style:font-pitch="variable"/>
    <style:font-face style:name="Arial" svg:font-family="Arial" style:font-family-generic="roman" style:font-pitch="variable"/>
    <style:font-face style:name="Noto Serif" svg:font-family="'Noto Serif'" style:font-family-generic="roman" style:font-pitch="variable"/>
    <style:font-face style:name="Roboto" svg:font-family="Roboto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de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de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00%" fo:orphans="0" fo:widows="0" fo:padding="0cm" fo:border="none"/>
      <style:text-properties style:use-window-font-color="true" style:font-name="Crimson Text" fo:font-family="'Crimson Text'" style:font-pitch="variable" fo:font-size="12pt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style:font-name="Crimson Text" fo:font-family="'Crimson Text'" style:font-pitch="variable"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style:font-name="Crimson Text" fo:font-family="'Crimson Text'" style:font-pitch="variable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padding="0cm" fo:border="none" fo:keep-with-next="always"/>
      <style:text-properties style:font-name="Crimson Text" fo:font-family="'Crimson Text'" style:font-pitch="variable"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Roboto" fo:font-family="Roboto" style:font-family-generic="roman" style:font-pitch="variable" fo:font-size="12pt" style:text-underline-style="none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dcc2f" officeooo:paragraph-rsid="000dcc2f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 fo:padding="0cm" fo:border="non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.0$Linux_X86_64 LibreOffice_project/00m0$Build-1</meta:generator>
    <dc:date>2018-03-12T11:31:25.152926977</dc:date>
    <meta:editing-duration>PT16M20S</meta:editing-duration>
    <meta:editing-cycles>4</meta:editing-cycles>
    <meta:document-statistic meta:table-count="1" meta:image-count="0" meta:object-count="0" meta:page-count="2" meta:paragraph-count="45" meta:word-count="219" meta:character-count="1701" meta:non-whitespace-character-count="1539"/>
  </office:meta>
</office:document-meta>
</file>